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6">60354-ו 60436</text:span></text:p>
      <text:p text:style-name="P10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3"/></text:span><text:span text:style-name="T4"><text:s/>בית דפוס גלובס כספים, גלובס פבלישר עיתונות בע"מ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רח' האצ"ל 53</text:span></text:p>
      <text:p text:style-name="P6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22"/>03-9538688, 03-9538887 <text:s text:c="121"/></text:span></text:p>
      <text:p text:style-name="P11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6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2"/>גלובס דפוס- בבודקה של שומר, גלובס משרדים בסמוך לכניסה <text:s text:c="7"/></text:span></text:p>
      <text:p text:style-name="P6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<text:s/>. גלובס דפוס- ליד בודקה של השומר, גלובס משרדים בגג</text:span></text:p>
      <text:p text:style-name="P1"><text:span text:style-name="T1">מיקום ברזי כיבוי עיקריים "3</text:span><text:span text:style-name="T4"> <text:s text:c="3"/>בכניסה ראשית למבנה, בחצר כניסה לבית דפוס <text:s text:c="95"/></text:span></text:p>
      <text:p text:style-name="P6"><draw:line text:anchor-type="char" draw:z-index="5" draw:style-name="gr1" draw:text-style-name="P18" svg:x1="5.7681in" svg:y1="0.072in" svg:x2="1.7681in" svg:y2="0.072in"><text:p/></draw:line></text:p>
      <text:p text:style-name="P5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אלי שואט</text:p>
          </table:table-cell>
          <table:table-cell table:style-name="Table2.A1" office:value-type="string">
            <text:p text:style-name="P13">מנהל תיפעול</text:p>
          </table:table-cell>
          <table:table-cell table:style-name="Table2.A1" office:value-type="string">
            <text:p text:style-name="P13">08-9238094</text:p>
          </table:table-cell>
          <table:table-cell table:style-name="Table2.A1" office:value-type="string">
            <text:p text:style-name="P13">052-3351767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בני רוזנברג</text:p>
          </table:table-cell>
          <table:table-cell table:style-name="Table2.A1" office:value-type="string">
            <text:p text:style-name="P13">מנהל דפוס</text:p>
          </table:table-cell>
          <table:table-cell table:style-name="Table2.A1" office:value-type="string">
            <text:p text:style-name="P13">08-9405845</text:p>
          </table:table-cell>
          <table:table-cell table:style-name="Table2.A1" office:value-type="string">
            <text:p text:style-name="P13">052-3249073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יהודה שרון</text:p>
          </table:table-cell>
          <table:table-cell table:style-name="Table2.A1" office:value-type="string">
            <text:p text:style-name="P13">אב בית</text:p>
          </table:table-cell>
          <table:table-cell table:style-name="Table2.A1" office:value-type="string">
            <text:p text:style-name="P13">03-9529345</text:p>
          </table:table-cell>
          <table:table-cell table:style-name="Table2.A1" office:value-type="string">
            <text:p text:style-name="P13">052-2547156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שומר לילה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3-9538763</text:p>
          </table:table-cell>
          <table:table-cell table:style-name="Table2.A1" office:value-type="string">
            <text:p text:style-name="P1"><text:span text:style-name="T4">052-2468392</text:span></text:p>
          </table:table-cell>
          <table:table-cell table:style-name="Table2.E1" office:value-type="string">
            <text:p text:style-name="P14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מתאני אש: רהיטים בקומת (6), נייר בגלילים בקומות דפוס ( קרקע ו 1-)</text:p>
          </table:table-cell>
        </table:table-row>
        <table:table-row table:style-name="Table3.1">
          <table:table-cell table:style-name="Table3.A1" office:value-type="string">
            <text:p text:style-name="P13">כמות אנשים רבה במשרדים בקומה 6, חניונים במפלסים תת-קרקעים</text:p>
          </table:table-cell>
        </table:table-row>
        <table:table-row table:style-name="Table3.1">
          <table:table-cell table:style-name="Table3.A1" office:value-type="string">
            <text:p text:style-name="P13">גנרטור: של משרדים בגג, של דפוס בקרקע, מיכל סולר 2 מ"ק בקרקע</text:p>
          </table:table-cell>
        </table:table-row>
        <table:table-row table:style-name="Table3.1">
          <table:table-cell table:style-name="Table3.A1" office:value-type="string">
            <text:p text:style-name="P1"><text:span text:style-name="T4">120טון צבע בקרקע </text:span><text:span text:style-name="T4">–</text:span><text:span text:style-name="T4"> לא חומ"ס</text:span></text:p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3"><text:s text:c="160"/></text:p>
      <text:p text:style-name="P4"/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13">sodium</text:p>
          </table:table-cell>
          <table:table-cell table:style-name="Table4.A1" office:value-type="string">
            <text:p text:style-name="P13">1824</text:p>
          </table:table-cell>
          <table:table-cell table:style-name="Table4.A1" office:value-type="string">
            <text:p text:style-name="P13">40ל'</text:p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בקומת הקרקע</text:p>
          </table:table-cell>
        </table:table-row>
        <table:table-row table:style-name="Table4.1">
          <table:table-cell table:style-name="Table4.A1" office:value-type="string">
            <text:p text:style-name="P13">washwater</text:p>
          </table:table-cell>
          <table:table-cell table:style-name="Table4.A1" office:value-type="string">
            <text:p text:style-name="P13">1760</text:p>
          </table:table-cell>
          <table:table-cell table:style-name="Table4.A1" office:value-type="string">
            <text:p text:style-name="P13">12ל'</text:p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בקומת הקרקע</text:p>
          </table:table-cell>
        </table:table-row>
        <table:table-row table:style-name="Table4.1">
          <table:table-cell table:style-name="Table4.A1" office:value-type="string">
            <text:p text:style-name="P13">kerosene</text:p>
          </table:table-cell>
          <table:table-cell table:style-name="Table4.A1" office:value-type="string">
            <text:p text:style-name="P13">1223</text:p>
          </table:table-cell>
          <table:table-cell table:style-name="Table4.A1" office:value-type="string">
            <text:p text:style-name="P13">2000 ל'</text:p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בקומת הקרקע</text:p>
          </table:table-cell>
        </table:table-row>
        <table:table-row table:style-name="Table4.1">
          <table:table-cell table:style-name="Table4.A1" office:value-type="string">
            <text:p text:style-name="P13">צבעים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3">120 טון</text:p>
          </table:table-cell>
          <table:table-cell table:style-name="Table4.A1" office:value-type="string">
            <text:p text:style-name="P13">לא חומ"ס</text:p>
          </table:table-cell>
          <table:table-cell table:style-name="Table4.E1" office:value-type="string">
            <text:p text:style-name="P13">בחצר בקרקע</text:p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מערכת מתזים וגלאים בכל המבנה, ניתוק חשמל בשטח ציבורי- בדלפק בכניסה הראשית למבנה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כל חדרי מדרגות מוגנים, חניונים תת ועל קרקעים </text:span><text:span text:style-name="T4">–</text:span><text:span text:style-name="T4"> אגפי אש, מערכת מפוחים בדפוס (1-, קרקע)</text:span></text:p>
          </table:table-cell>
        </table:table-row>
        <table:table-row table:style-name="Table5.1">
          <table:table-cell table:style-name="Table5.A1" office:value-type="string">
            <text:p text:style-name="P13">חלונות לשחרור עשן במשרדים (קומה 6), פתחים ומפוחים בחניון , רכזת גילוי/כיבוי אש בכניסה</text:p>
          </table:table-cell>
        </table:table-row>
        <table:table-row table:style-name="Table5.1">
          <table:table-cell table:style-name="Table5.A1" office:value-type="string">
            <text:p text:style-name="P13">למבנה, פתחי הסנקה- בקרבת כניסה למבנה, מערכת כריזה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0:24:00</meta:creation-date>
    <dc:creator>אתי מנצור</dc:creator>
    <dc:date>2013-08-12T00:24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80" meta:word-count="311" meta:character-count="2242"/>
    <meta:generator>OpenOffice/4.0.1$Win32 OpenOffice.org_project/401m5$Build-9714</meta:generator>
  </office:meta>
</office:document-meta>
</file>